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222cm">
            <draw:object draw:notify-on-update-of-ranges="Sheet1.C2:Sheet1.C6 Sheet1.N1:Sheet1.N1 Sheet1.N2:Sheet1.N6 Sheet1.C2:Sheet1.C6 Sheet1.O1:Sheet1.O1 Sheet1.O2:Sheet1.O6 Sheet1.C2:Sheet1.C6 Sheet1.P1:Sheet1.P1 Sheet1.P2:Sheet1.P6 Sheet1.C2:Sheet1.C6 Sheet1.Q1:Sheet1.Q1 Sheet1.Q2:Sheet1.Q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6cm" svg:y="3.275cm">
            <draw:object draw:notify-on-update-of-ranges="Sheet1.C2:Sheet1.C6 Sheet1.N1:Sheet1.N1 Sheet1.N2:Sheet1.N6 Sheet1.C2:Sheet1.C6 Sheet1.O1:Sheet1.O1 Sheet1.O2:Sheet1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nos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46000003815" calcext:value-type="float">
            <text:p>0,0146000004</text:p>
          </table:table-cell>
          <table:table-cell office:value-type="float" office:value="0.133160018921" calcext:value-type="float">
            <text:p>0,1331600189</text:p>
          </table:table-cell>
          <table:table-cell office:value-type="float" office:value="0" calcext:value-type="float">
            <text:p>0</text:p>
          </table:table-cell>
          <table:table-cell office:value-type="float" office:value="0.00842160234452" calcext:value-type="float">
            <text:p>0,0084216023</text:p>
          </table:table-cell>
          <table:table-cell office:value-type="float" office:value="18.96" calcext:value-type="float">
            <text:p>18,96</text:p>
          </table:table-cell>
          <table:table-cell office:value-type="float" office:value="19.52" calcext:value-type="float">
            <text:p>19,52</text:p>
          </table:table-cell>
          <table:table-cell office:value-type="float" office:value="81.7124" calcext:value-type="float">
            <text:p>81,7124</text:p>
          </table:table-cell>
          <table:table-cell office:value-type="float" office:value="297.8912" calcext:value-type="float">
            <text:p>297,8912</text:p>
          </table:table-cell>
          <table:table-cell office:value-type="float" office:value="25.6838" calcext:value-type="float">
            <text:p>25,6838</text:p>
          </table:table-cell>
          <table:table-cell office:value-type="float" office:value="27.0222" calcext:value-type="float">
            <text:p>27,0222</text:p>
          </table:table-cell>
          <table:table-cell office:value-type="float" office:value="142.897522" calcext:value-type="float">
            <text:p>142,897522</text:p>
          </table:table-cell>
          <table:table-cell office:value-type="float" office:value="627.422008684" calcext:value-type="float">
            <text:p>627,42200868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22826068298" calcext:value-type="float">
            <text:p>0,1228260683</text:p>
          </table:table-cell>
          <table:table-cell office:value-type="float" office:value="1.7381304347" calcext:value-type="float">
            <text:p>1,7381304347</text:p>
          </table:table-cell>
          <table:table-cell office:value-type="float" office:value="0" calcext:value-type="float">
            <text:p>0</text:p>
          </table:table-cell>
          <table:table-cell office:value-type="float" office:value="0.0235969522725" calcext:value-type="float">
            <text:p>0,0235969523</text:p>
          </table:table-cell>
          <table:table-cell office:value-type="float" office:value="38.3913043478" calcext:value-type="float">
            <text:p>38,3913043478</text:p>
          </table:table-cell>
          <table:table-cell office:value-type="float" office:value="39.8695652174" calcext:value-type="float">
            <text:p>39,8695652174</text:p>
          </table:table-cell>
          <table:table-cell office:value-type="float" office:value="204.976956522" calcext:value-type="float">
            <text:p>204,976956522</text:p>
          </table:table-cell>
          <table:table-cell office:value-type="float" office:value="1154.88043478" calcext:value-type="float">
            <text:p>1154,88043478</text:p>
          </table:table-cell>
          <table:table-cell office:value-type="float" office:value="52.28" calcext:value-type="float">
            <text:p>52,28</text:p>
          </table:table-cell>
          <table:table-cell office:value-type="float" office:value="55.042173913" calcext:value-type="float">
            <text:p>55,042173913</text:p>
          </table:table-cell>
          <table:table-cell office:value-type="float" office:value="373.726965217" calcext:value-type="float">
            <text:p>373,726965217</text:p>
          </table:table-cell>
          <table:table-cell office:value-type="float" office:value="2511.4625196" calcext:value-type="float">
            <text:p>2511,4625196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514133326213" calcext:value-type="float">
            <text:p>0,5141333262</text:p>
          </table:table-cell>
          <table:table-cell office:value-type="float" office:value="9.6701332887" calcext:value-type="float">
            <text:p>9,6701332887</text:p>
          </table:table-cell>
          <table:table-cell office:value-type="float" office:value="0" calcext:value-type="float">
            <text:p>0</text:p>
          </table:table-cell>
          <table:table-cell office:value-type="float" office:value="0.0593253345489" calcext:value-type="float">
            <text:p>0,0593253345</text:p>
          </table:table-cell>
          <table:table-cell office:value-type="float" office:value="56.8666666667" calcext:value-type="float">
            <text:p>56,8666666667</text:p>
          </table:table-cell>
          <table:table-cell office:value-type="float" office:value="55.9666666667" calcext:value-type="float">
            <text:p>55,9666666667</text:p>
          </table:table-cell>
          <table:table-cell office:value-type="float" office:value="375.455333333" calcext:value-type="float">
            <text:p>375,455333333</text:p>
          </table:table-cell>
          <table:table-cell office:value-type="float" office:value="2893.15533333" calcext:value-type="float">
            <text:p>2893,15533333</text:p>
          </table:table-cell>
          <table:table-cell office:value-type="float" office:value="75.1326666667" calcext:value-type="float">
            <text:p>75,1326666667</text:p>
          </table:table-cell>
          <table:table-cell office:value-type="float" office:value="76.511" calcext:value-type="float">
            <text:p>76,511</text:p>
          </table:table-cell>
          <table:table-cell office:value-type="float" office:value="679.862913333" calcext:value-type="float">
            <text:p>679,862913333</text:p>
          </table:table-cell>
          <table:table-cell office:value-type="float" office:value="6306.84591904" calcext:value-type="float">
            <text:p>6306,8459190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51665909724" calcext:value-type="float">
            <text:p>1,5166590972</text:p>
          </table:table-cell>
          <table:table-cell office:value-type="float" office:value="29.7971590812" calcext:value-type="float">
            <text:p>29,7971590812</text:p>
          </table:table-cell>
          <table:table-cell office:value-type="float" office:value="0" calcext:value-type="float">
            <text:p>0</text:p>
          </table:table-cell>
          <table:table-cell office:value-type="float" office:value="0.0963293179599" calcext:value-type="float">
            <text:p>0,096329318</text:p>
          </table:table-cell>
          <table:table-cell office:value-type="float" office:value="73.8636363636" calcext:value-type="float">
            <text:p>73,8636363636</text:p>
          </table:table-cell>
          <table:table-cell office:value-type="float" office:value="74.2727272727" calcext:value-type="float">
            <text:p>74,2727272727</text:p>
          </table:table-cell>
          <table:table-cell office:value-type="float" office:value="659.816136364" calcext:value-type="float">
            <text:p>659,816136364</text:p>
          </table:table-cell>
          <table:table-cell office:value-type="float" office:value="5171.95659091" calcext:value-type="float">
            <text:p>5171,95659091</text:p>
          </table:table-cell>
          <table:table-cell office:value-type="float" office:value="99.1389772727" calcext:value-type="float">
            <text:p>99,1389772727</text:p>
          </table:table-cell>
          <table:table-cell office:value-type="float" office:value="101.111818182" calcext:value-type="float">
            <text:p>101,111818182</text:p>
          </table:table-cell>
          <table:table-cell office:value-type="float" office:value="1195.06945341" calcext:value-type="float">
            <text:p>1195,06945341</text:p>
          </table:table-cell>
          <table:table-cell office:value-type="float" office:value="11424.6467509" calcext:value-type="float">
            <text:p>11424,646750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.56831425939" calcext:value-type="float">
            <text:p>3,5683142594</text:p>
          </table:table-cell>
          <table:table-cell office:value-type="float" office:value="95.9855142934" calcext:value-type="float">
            <text:p>95,9855142934</text:p>
          </table:table-cell>
          <table:table-cell office:value-type="float" office:value="0" calcext:value-type="float">
            <text:p>0</text:p>
          </table:table-cell>
          <table:table-cell office:value-type="float" office:value="0.154796571527" calcext:value-type="float">
            <text:p>0,1547965715</text:p>
          </table:table-cell>
          <table:table-cell office:value-type="float" office:value="90.7142857143" calcext:value-type="float">
            <text:p>90,7142857143</text:p>
          </table:table-cell>
          <table:table-cell office:value-type="float" office:value="91.2857142857" calcext:value-type="float">
            <text:p>91,2857142857</text:p>
          </table:table-cell>
          <table:table-cell office:value-type="float" office:value="1118.53914286" calcext:value-type="float">
            <text:p>1118,53914286</text:p>
          </table:table-cell>
          <table:table-cell office:value-type="float" office:value="8235.40885714" calcext:value-type="float">
            <text:p>8235,40885714</text:p>
          </table:table-cell>
          <table:table-cell office:value-type="float" office:value="121.505142857" calcext:value-type="float">
            <text:p>121,505142857</text:p>
          </table:table-cell>
          <table:table-cell office:value-type="float" office:value="123.497714286" calcext:value-type="float">
            <text:p>123,497714286</text:p>
          </table:table-cell>
          <table:table-cell office:value-type="float" office:value="2035.35732857" calcext:value-type="float">
            <text:p>2035,35732857</text:p>
          </table:table-cell>
          <table:table-cell office:value-type="float" office:value="18388.6247137" calcext:value-type="float">
            <text:p>18388,6247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.00.0000</text:date>, <text:time style:data-style-name="N2" text:time-value="14:17:03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4:18:28.171000000</dc:date>
    <meta:generator>LibreOffice/4.2.5.2$Windows_x86 LibreOffice_project/61cb170a04bb1f12e77c884eab9192be736ec5f5</meta:generator>
    <meta:editing-duration>PT7M7S</meta:editing-duration>
    <meta:editing-cycles>4</meta:editing-cycles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2</text:p>
        </chart:subtitle>
        <chart:legend chart:legend-position="end" svg:x="12.275cm" svg:y="3.454cm" style:legend-expansion="high" chart:style-name="ch4"/>
        <chart:plot-area chart:style-name="ch5" table:cell-range-address="Sheet1.C2:Sheet1.C6 Sheet1.N1:Sheet1.Q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series chart:style-name="ch12" chart:values-cell-range-address="Sheet1.P2:Sheet1.P6" chart:label-cell-address="Sheet1.P1:Sheet1.P1" chart:class="chart:scatter">
            <chart:data-point chart:repeated="5"/>
          </chart:series>
          <chart:series chart:style-name="ch13" chart:values-cell-range-address="Sheet1.Q2:Sheet1.Q6" chart:label-cell-address="Sheet1.Q1:Sheet1.Q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  <table:table-cell office:value-type="string">
                <text:p>random potraga</text:p>
                <draw:g>
                  <svg:desc>Sheet1.P1:Sheet1.P1</svg:desc>
                </draw:g>
              </table:table-cell>
              <table:table-cell office:value-type="string">
                <text:p>random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6838">
                <text:p>25.6838</text:p>
                <draw:g>
                  <svg:desc>Sheet1.N2:Sheet1.N6</svg:desc>
                </draw:g>
              </table:table-cell>
              <table:table-cell office:value-type="float" office:value="27.0222">
                <text:p>27.0222</text:p>
                <draw:g>
                  <svg:desc>Sheet1.O2:Sheet1.O6</svg:desc>
                </draw:g>
              </table:table-cell>
              <table:table-cell office:value-type="float" office:value="142.897522">
                <text:p>142.897522</text:p>
                <draw:g>
                  <svg:desc>Sheet1.P2:Sheet1.P6</svg:desc>
                </draw:g>
              </table:table-cell>
              <table:table-cell office:value-type="float" office:value="627.422008684">
                <text:p>627.422008684</text:p>
                <draw:g>
                  <svg:desc>Sheet1.Q2:Sheet1.Q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2.28">
                <text:p>52.28</text:p>
              </table:table-cell>
              <table:table-cell office:value-type="float" office:value="55.042173913">
                <text:p>55.042173913</text:p>
              </table:table-cell>
              <table:table-cell office:value-type="float" office:value="373.726965217">
                <text:p>373.726965217</text:p>
              </table:table-cell>
              <table:table-cell office:value-type="float" office:value="2511.4625196">
                <text:p>2511.4625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1326666667">
                <text:p>75.1326666667</text:p>
              </table:table-cell>
              <table:table-cell office:value-type="float" office:value="76.511">
                <text:p>76.511</text:p>
              </table:table-cell>
              <table:table-cell office:value-type="float" office:value="679.862913333">
                <text:p>679.862913333</text:p>
              </table:table-cell>
              <table:table-cell office:value-type="float" office:value="6306.84591904">
                <text:p>6306.84591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9.1389772727">
                <text:p>99.1389772727</text:p>
              </table:table-cell>
              <table:table-cell office:value-type="float" office:value="101.111818182">
                <text:p>101.111818182</text:p>
              </table:table-cell>
              <table:table-cell office:value-type="float" office:value="1195.06945341">
                <text:p>1195.06945341</text:p>
              </table:table-cell>
              <table:table-cell office:value-type="float" office:value="11424.6467509">
                <text:p>11424.6467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1.505142857">
                <text:p>121.505142857</text:p>
              </table:table-cell>
              <table:table-cell office:value-type="float" office:value="123.497714286">
                <text:p>123.497714286</text:p>
              </table:table-cell>
              <table:table-cell office:value-type="float" office:value="2035.35732857">
                <text:p>2035.35732857</text:p>
              </table:table-cell>
              <table:table-cell office:value-type="float" office:value="18388.6247137">
                <text:p>18388.6247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2</text:p>
        </chart:subtitle>
        <chart:legend chart:legend-position="end" svg:x="13.518cm" svg:y="3.952cm" style:legend-expansion="high" chart:style-name="ch4"/>
        <chart:plot-area chart:style-name="ch5" table:cell-range-address="Sheet1.C2:Sheet1.C6 Sheet1.N1:Sheet1.O6" chart:data-source-has-labels="row" svg:x="1.331cm" svg:y="2.318cm" svg:width="11.547cm" svg:height="5.521cm">
          <chartooo:coordinate-region svg:x="2.138cm" svg:y="2.518cm" svg:width="10.275cm" svg:height="4.674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6838">
                <text:p>25.6838</text:p>
                <draw:g>
                  <svg:desc>Sheet1.N2:Sheet1.N6</svg:desc>
                </draw:g>
              </table:table-cell>
              <table:table-cell office:value-type="float" office:value="27.0222">
                <text:p>27.0222</text:p>
                <draw:g>
                  <svg:desc>Sheet1.O2:Sheet1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2.28">
                <text:p>52.28</text:p>
              </table:table-cell>
              <table:table-cell office:value-type="float" office:value="55.042173913">
                <text:p>55.042173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1326666667">
                <text:p>75.1326666667</text:p>
              </table:table-cell>
              <table:table-cell office:value-type="float" office:value="76.511">
                <text:p>76.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9.1389772727">
                <text:p>99.1389772727</text:p>
              </table:table-cell>
              <table:table-cell office:value-type="float" office:value="101.111818182">
                <text:p>101.11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1.505142857">
                <text:p>121.505142857</text:p>
              </table:table-cell>
              <table:table-cell office:value-type="float" office:value="123.497714286">
                <text:p>123.497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